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4da" officeooo:paragraph-rsid="0015e4da"/>
    </style:style>
    <style:style style:name="P2" style:family="paragraph" style:parent-style-name="Standard">
      <style:text-properties officeooo:rsid="0018c6fd" officeooo:paragraph-rsid="0018c6fd"/>
    </style:style>
    <style:style style:name="P3" style:family="paragraph" style:parent-style-name="Standard">
      <style:text-properties officeooo:rsid="001d45b5" officeooo:paragraph-rsid="001d45b5"/>
    </style:style>
    <style:style style:name="P4" style:family="paragraph" style:parent-style-name="Standard">
      <style:text-properties officeooo:rsid="001d6ac0" officeooo:paragraph-rsid="001d6ac0"/>
    </style:style>
    <style:style style:name="P5" style:family="paragraph" style:parent-style-name="Standard">
      <style:text-properties officeooo:rsid="001f1139" officeooo:paragraph-rsid="001f1139"/>
    </style:style>
    <style:style style:name="P6" style:family="paragraph" style:parent-style-name="Standard">
      <style:text-properties officeooo:rsid="0022786f" officeooo:paragraph-rsid="0022786f"/>
    </style:style>
    <style:style style:name="P7" style:family="paragraph" style:parent-style-name="Standard">
      <style:text-properties officeooo:rsid="0024520f" officeooo:paragraph-rsid="0024520f"/>
    </style:style>
    <style:style style:name="P8" style:family="paragraph" style:parent-style-name="Standard">
      <style:text-properties officeooo:rsid="0029a359" officeooo:paragraph-rsid="0029a359"/>
    </style:style>
    <style:style style:name="P9" style:family="paragraph" style:parent-style-name="Standard">
      <style:text-properties fo:font-weight="bold" officeooo:rsid="001d45b5" officeooo:paragraph-rsid="001d45b5" style:font-weight-asian="bold" style:font-weight-complex="bold"/>
    </style:style>
    <style:style style:name="P10" style:family="paragraph" style:parent-style-name="Standard">
      <style:text-properties fo:font-weight="bold" officeooo:rsid="0022786f" officeooo:paragraph-rsid="0022786f" style:font-weight-asian="bold" style:font-weight-complex="bold"/>
    </style:style>
    <style:style style:name="P11" style:family="paragraph" style:parent-style-name="Standard">
      <style:text-properties fo:font-weight="bold" officeooo:rsid="002db21d" officeooo:paragraph-rsid="002db21d" style:font-weight-asian="bold" style:font-weight-complex="bold"/>
    </style:style>
    <style:style style:name="P12" style:family="paragraph" style:parent-style-name="Standard">
      <style:text-properties fo:font-weight="bold" officeooo:rsid="002e8d54" officeooo:paragraph-rsid="002e8d54" style:font-weight-asian="bold" style:font-weight-complex="bold"/>
    </style:style>
    <style:style style:name="P13" style:family="paragraph" style:parent-style-name="Standard">
      <style:text-properties fo:font-weight="bold" officeooo:rsid="00313b58" officeooo:paragraph-rsid="00313b58" style:font-weight-asian="bold" style:font-weight-complex="bold"/>
    </style:style>
    <style:style style:name="P14" style:family="paragraph" style:parent-style-name="Standard">
      <style:text-properties fo:font-weight="bold" officeooo:rsid="0041734f" officeooo:paragraph-rsid="0041734f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5e4da" officeooo:paragraph-rsid="0015e4da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normal" officeooo:rsid="0036d1f3" officeooo:paragraph-rsid="0036d1f3" style:font-weight-asian="normal" style:font-weight-complex="normal"/>
    </style:style>
    <style:style style:name="P17" style:family="paragraph" style:parent-style-name="Standard">
      <style:text-properties fo:font-weight="normal" officeooo:rsid="002e13e5" officeooo:paragraph-rsid="002e13e5" style:font-weight-asian="normal" style:font-weight-complex="normal"/>
    </style:style>
    <style:style style:name="P18" style:family="paragraph" style:parent-style-name="Standard">
      <style:text-properties officeooo:rsid="001d1e07" officeooo:paragraph-rsid="001f1139"/>
    </style:style>
    <style:style style:name="P19" style:family="paragraph" style:parent-style-name="Standard">
      <style:text-properties officeooo:rsid="002bce1a" officeooo:paragraph-rsid="002bce1a"/>
    </style:style>
    <style:style style:name="P20" style:family="paragraph" style:parent-style-name="Standard">
      <style:text-properties officeooo:rsid="0037fde3" officeooo:paragraph-rsid="0037fde3"/>
    </style:style>
    <style:style style:name="P21" style:family="paragraph" style:parent-style-name="Standard">
      <style:text-properties officeooo:rsid="0039ed23" officeooo:paragraph-rsid="0039ed23"/>
    </style:style>
    <style:style style:name="P22" style:family="paragraph" style:parent-style-name="Standard">
      <style:text-properties officeooo:rsid="003bac65" officeooo:paragraph-rsid="003bac65"/>
    </style:style>
    <style:style style:name="P23" style:family="paragraph" style:parent-style-name="Standard">
      <style:text-properties officeooo:rsid="003bac65" officeooo:paragraph-rsid="003fc106"/>
    </style:style>
    <style:style style:name="P24" style:family="paragraph" style:parent-style-name="Standard">
      <style:text-properties officeooo:rsid="003bac65" officeooo:paragraph-rsid="003ff36e"/>
    </style:style>
    <style:style style:name="P25" style:family="paragraph" style:parent-style-name="Standard">
      <style:text-properties officeooo:rsid="003df314" officeooo:paragraph-rsid="003ff36e"/>
    </style:style>
    <style:style style:name="P26" style:family="paragraph" style:parent-style-name="Standard">
      <style:text-properties officeooo:rsid="0037fde3" officeooo:paragraph-rsid="0037fde3"/>
    </style:style>
    <style:style style:name="P27" style:family="paragraph" style:parent-style-name="Standard">
      <style:text-properties officeooo:rsid="0044d288" officeooo:paragraph-rsid="0044d288"/>
    </style:style>
    <style:style style:name="P28" style:family="paragraph" style:parent-style-name="Standard">
      <style:text-properties officeooo:rsid="0022786f" officeooo:paragraph-rsid="0022786f"/>
    </style:style>
    <style:style style:name="T1" style:family="text">
      <style:text-properties officeooo:rsid="001a905b"/>
    </style:style>
    <style:style style:name="T2" style:family="text">
      <style:text-properties officeooo:rsid="001f1139"/>
    </style:style>
    <style:style style:name="T3" style:family="text">
      <style:text-properties officeooo:rsid="0020bf85"/>
    </style:style>
    <style:style style:name="T4" style:family="text">
      <style:text-properties officeooo:rsid="00261c82"/>
    </style:style>
    <style:style style:name="T5" style:family="text">
      <style:text-properties officeooo:rsid="002a455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efba0" style:font-weight-asian="normal" style:font-weight-complex="normal"/>
    </style:style>
    <style:style style:name="T8" style:family="text">
      <style:text-properties fo:font-weight="normal" officeooo:rsid="0031aef2" style:font-weight-asian="normal" style:font-weight-complex="normal"/>
    </style:style>
    <style:style style:name="T9" style:family="text">
      <style:text-properties fo:font-weight="normal" officeooo:rsid="00339106" style:font-weight-asian="normal" style:font-weight-complex="normal"/>
    </style:style>
    <style:style style:name="T10" style:family="text">
      <style:text-properties officeooo:rsid="001d6ac0"/>
    </style:style>
    <style:style style:name="T11" style:family="text">
      <style:text-properties officeooo:rsid="003d7c24"/>
    </style:style>
    <style:style style:name="T12" style:family="text">
      <style:text-properties officeooo:rsid="003df314"/>
    </style:style>
    <style:style style:name="T13" style:family="text">
      <style:text-properties officeooo:rsid="003fc106"/>
    </style:style>
    <style:style style:name="T14" style:family="text">
      <style:text-properties officeooo:rsid="003ff36e"/>
    </style:style>
    <style:style style:name="T15" style:family="text">
      <style:text-properties officeooo:rsid="00407bd2"/>
    </style:style>
    <style:style style:name="T16" style:family="text">
      <style:text-properties fo:font-weight="bold" officeooo:rsid="003d7c24" style:font-weight-asian="bold" style:font-weight-complex="bold"/>
    </style:style>
    <style:style style:name="T17" style:family="text">
      <style:text-properties fo:font-weight="bold" officeooo:rsid="003fc106" style:font-weight-asian="bold" style:font-weight-complex="bold"/>
    </style:style>
    <style:style style:name="T18" style:family="text">
      <style:text-properties officeooo:rsid="004372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es tableaux à nombre de dimensions variables.</text:p>
      <text:p text:style-name="P1"/>
      <text:p text:style-name="P2">Dans le cadre de ce projet, nous avons choisi <text:span text:style-name="T1">de donner aux joueurs la possibilité de jouer différemment à la bataille navale, notamment de jouer en trois dimensions. Pour cela, nous avons développé un modèle capable de gérer des tableaux à nombre de dimension inconnu à la compilation, implémenté dans la classe Board.</text:span></text:p>
      <text:p text:style-name="P2"/>
      <text:p text:style-name="P9">Définition récursive des Boards :</text:p>
      <text:p text:style-name="P3"/>
      <text:p text:style-name="P4">=&gt; Une case d'un Board est un Board à zéro dimensions.</text:p>
      <text:p text:style-name="P4">=&gt; Un Board à N dimensions, dont les tailles dans chaque dimension sont (TN, TN-1, … , T1) où les Ti sont les tailles, est composé de TN Boards à N - 1 dimensions, dont les <text:span text:style-name="T2">tailles dans chaque dimension</text:span> sont (TN-1, … , T1). </text:p>
      <text:p text:style-name="P4"/>
      <text:p text:style-name="P5">Notez bien que les Boards à N - 1 dimensions ont exactement les même tailles pour chaque dimension. Ainsi, un Board à deux dimensions se<text:span text:style-name="T3">ra toujours représentable comme un rectangle, un Board à trois dimensions peut-être visualisé comme un pavé droit et ceux des dimensions supérieures suivent le même principe, bien qu'ils soient plus difficile à représenter.</text:span></text:p>
      <text:p text:style-name="P5"/>
      <text:p text:style-name="P6">On peut aussi voir le Board comme un arbre particulier avec les propriétés suivantes :</text:p>
      <text:p text:style-name="P6">=&gt; La distance (plus court chemin de la racine à une feuille) et la hauteur (plus long chemin de la racine à une feuille) de l'arbre sont égales.</text:p>
      <text:p text:style-name="P7">=&gt; Tous les nœuds d'un même niveau ont le même nombre de descendants.</text:p>
      <text:p text:style-name="P5"/>
      <text:p text:style-name="P6">Cette structure récursive nous permet d'instancier un Board de n'importe quel nombre de dimensions en lui passant tout simplement un tableau d'entier classique contenant les tailles dans chaque dimension.</text:p>
      <text:p text:style-name="P6"/>
      <text:p text:style-name="P27"/>
      <text:p text:style-name="P6"/>
      <text:p text:style-name="P21">Algorithme de construction :</text:p>
      <text:p text:style-name="P21"/>
      <text:p text:style-name="P22"><text:span text:style-name="T16">algo</text:span><text:span text:style-name="T11"> Board </text:span>creerBoard(entier <text:span text:style-name="T10">TN, </text:span>entier <text:span text:style-name="T10">TN-1, … , </text:span>entier <text:span text:style-name="T10">T1</text:span>) :</text:p>
      <text:p text:style-name="P24"><text:tab/><text:span text:style-name="T12">Board b;</text:span></text:p>
      <text:p text:style-name="P25"><text:tab/>b.item = null;</text:p>
      <text:p text:style-name="P23"><text:tab/><text:span text:style-name="T17">si</text:span><text:span text:style-name="T13"> nombre d'argument = 0 </text:span><text:span text:style-name="T17">alors</text:span></text:p>
      <text:p text:style-name="P23"><text:tab/><text:tab/><text:span text:style-name="T14">return b;</text:span></text:p>
      <text:p text:style-name="P22"><text:tab/><text:span text:style-name="T17">finsi</text:span></text:p>
      <text:p text:style-name="P22"><text:tab/><text:span text:style-name="T12">b.boards ← nouvelle Liste de Board;</text:span></text:p>
      <text:p text:style-name="P22"><text:tab/><text:span text:style-name="T17">pour</text:span><text:span text:style-name="T13"> entier k de 0 à TN – 1 </text:span><text:span text:style-name="T17">faire</text:span></text:p>
      <text:p text:style-name="P22"><text:tab/><text:tab/><text:span text:style-name="T15">b.boards[k] ← </text:span>creerBoard(<text:span text:style-name="T10">TN-1, … , T1</text:span>);</text:p>
      <text:p text:style-name="P22"><text:tab/><text:span text:style-name="T17">fin pour</text:span></text:p>
      <text:p text:style-name="P14">fin algo</text:p>
      <text:p text:style-name="P6"/>
      <text:p text:style-name="P10">Remplissage des Boards :</text:p>
      <text:p text:style-name="P6"/>
      <text:p text:style-name="P6">Pour remplir un tableau classique en programmation, on utilise généralement autant de boucles imbriquées <text:span text:style-name="T4">qu'il y a de dimensions au tableau. Dans le cas du Board, ce n'est pas possible à notre connaissance, puisque le nombre de dimensions est inconnu à la compilation et qu'il faudrait un nombre variable de boucles imbriquées dans le code.</text:span></text:p>
      <text:p text:style-name="P8">Nous avons donc créé un itérateur de Boards à nombre de dimensions zéro, <text:span text:style-name="T5">implémenté dans la classe interne de Board, DimZeroIterator qui donne un par un les Boards à zéro dimensions qui sont </text:span><text:soft-page-break/><text:span text:style-name="T5">les cases du Board.</text:span></text:p>
      <text:p text:style-name="P19">Si on voit le Board comme un arbre, cet itérateur donne les cases dans l'ordre où un parcours en profondeur donnerait les feuilles.</text:p>
      <text:p text:style-name="P19"/>
      <text:p text:style-name="P20">Algorithme <text:span text:style-name="T18">de parcours</text:span> :</text:p>
      <text:p text:style-name="P20"/>
      <text:p text:style-name="P27">algo Board </text:p>
      <text:p text:style-name="P20"/>
      <text:p text:style-name="P18"/>
      <text:p text:style-name="P11">Accès aux cases :</text:p>
      <text:p text:style-name="P11"/>
      <text:p text:style-name="P17">L'accès en lecture et en écriture d'une case en particulier se fait grâce aux objets Coordinates.</text:p>
      <text:p text:style-name="P12"><text:span text:style-name="T6">Ces objets sont techniquement des tableaux d'entiers non mutables, dont on peut tester l'égalité avec la méthode equals() redéfinie. </text:span><text:span text:style-name="T7">L'accès à une case de ce tableau se fait avec la méthode get(int index), à la façon des listes, mais il est itérable comme un tableau classique.</text:span></text:p>
      <text:p text:style-name="P12"/>
      <text:p text:style-name="P16">Lors d'un appel à getItem ou setItem sur un Board, chaque composante de la Coordinates fournie en paramètre sert à déterminer sur quel Board de dimension inférieure il faut effectuer l'appel récursif.</text:p>
      <text:p text:style-name="P12"/>
      <text:p text:style-name="P13"><text:span text:style-name="T7">L</text:span><text:span text:style-name="T6">es objets Coordinates sont </text:span><text:span text:style-name="T9">également </text:span><text:span text:style-name="T6">utilisés pour instancier les Boards en fournissant le nombre de dimensions et la taille </text:span><text:span text:style-name="T8">pour</text:span><text:span text:style-name="T6"> chaque dimen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56:25.097226867</meta:creation-date>
    <dc:date>2016-04-26T16:05:15.286524842</dc:date>
    <meta:editing-duration>PT1H29M40S</meta:editing-duration>
    <meta:editing-cycles>49</meta:editing-cycles>
    <meta:generator>LibreOffice/4.4.6.3$Linux_X86_64 LibreOffice_project/40m0$Build-3</meta:generator>
    <meta:document-statistic meta:table-count="0" meta:image-count="0" meta:object-count="0" meta:page-count="2" meta:paragraph-count="33" meta:word-count="562" meta:character-count="3308" meta:non-whitespace-character-count="2765"/>
  </office:meta>
</office:document-meta>
</file>